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8642" officeooo:paragraph-rsid="00008642"/>
    </style:style>
    <style:style style:name="P2" style:family="paragraph" style:parent-style-name="Standard">
      <style:text-properties fo:language="de" fo:country="DE" officeooo:rsid="000267ee" officeooo:paragraph-rsid="000267ee"/>
    </style:style>
    <style:style style:name="P3" style:family="paragraph" style:parent-style-name="Standard">
      <style:text-properties fo:language="de" fo:country="DE" officeooo:rsid="00039274" officeooo:paragraph-rsid="00039274"/>
    </style:style>
    <style:style style:name="P4" style:family="paragraph" style:parent-style-name="Standard">
      <style:text-properties fo:language="de" fo:country="DE" officeooo:rsid="000432f9" officeooo:paragraph-rsid="000432f9"/>
    </style:style>
    <style:style style:name="P5" style:family="paragraph" style:parent-style-name="Standard">
      <style:text-properties fo:language="de" fo:country="DE" officeooo:rsid="0005370b" officeooo:paragraph-rsid="0005370b"/>
    </style:style>
    <style:style style:name="P6" style:family="paragraph" style:parent-style-name="Heading_20_2">
      <style:text-properties fo:language="de" fo:country="DE"/>
    </style:style>
    <style:style style:name="P7" style:family="paragraph" style:parent-style-name="Heading_20_3">
      <style:text-properties fo:language="de" fo:country="DE"/>
    </style:style>
    <style:style style:name="T1" style:family="text">
      <style:text-properties officeooo:rsid="000267ee"/>
    </style:style>
    <style:style style:name="T2" style:family="text">
      <style:text-properties officeooo:rsid="00039274"/>
    </style:style>
    <style:style style:name="T3" style:family="text">
      <style:text-properties officeooo:rsid="000432f9"/>
    </style:style>
    <style:style style:name="T4" style:family="text">
      <style:text-properties officeooo:rsid="000537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6" text:outline-level="2">Wissensfragen Them<text:span text:style-name="T2">en</text:span> 5, <text:span text:style-name="T2">6</text:span></text:h>
      <text:h text:style-name="P7" text:outline-level="3">1) Was sind Stack und Heapspeicher</text:h>
      <text:p text:style-name="P1">Stack: kleinerer <text:span text:style-name="T4">Zwischens</text:span>peicher, „gestapelt“ , <text:span text:style-name="T4">funktioniert nach </text:span>LIFO-Prinzip <text:span text:style-name="T4">(Last in, first out)</text:span></text:p>
      <text:p text:style-name="P1">Heap: Zugriff über Pointer von Stack aus<text:span text:style-name="T4">, zufällig sortiert</text:span>, <text:span text:style-name="T4">seh groß</text:span>, <text:span text:style-name="T4">dynamischer Speicher</text:span></text:p>
      <text:h text:style-name="P7" text:outline-level="3">2) Worin bestehen die Unterschiede zwischen Stack und Heap?</text:h>
      <text:p text:style-name="P1">→ Frage 1 Größe, Zugriffsart. <text:span text:style-name="T4">Stack ist schneller. Daten auf dem Stack werden automatisch gelöscht, vom heap muss manuell gelöscht werden</text:span></text:p>
      <text:h text:style-name="P7" text:outline-level="3">3) Worum geht es bei der Allokierung?</text:h>
      <text:p text:style-name="P1">Speicherung auf dem Heap</text:p>
      <text:h text:style-name="P7" text:outline-level="3">4) Was ist ein Hidden-Pointer? (this-pointer)</text:h>
      <text:p text:style-name="P1">Pointer auf das aktuelle Objekt. <text:span text:style-name="T4">Durch den (nicht immer sichtbaren) this-Pointer ist der Zugriff auf die Methoden der Klasse möglich</text:span></text:p>
      <text:h text:style-name="P7" text:outline-level="3">5) Wozu <text:span text:style-name="T1">dient er?</text:span></text:h>
      <text:p text:style-name="P2">Als Variante im Konstruktor, wenn Parametername = Attributsname </text:p>
      <text:p text:style-name="P5">Zum Methodenaufruf</text:p>
      <text:h text:style-name="P7" text:outline-level="3">6) Was sind dynamische Container?</text:h>
      <text:p text:style-name="P3">Container, deren Größe sich während der Laufzeit ändern lässt</text:p>
      <text:h text:style-name="P7" text:outline-level="3">7) Worin besteht der Unterschied zwischen Arrays, Vektoren, Listen und Deques?</text:h>
      <text:p text:style-name="P3">Arrays sind statisch, die Größe lässt sich also im Nachhinein nicht mehr ändern. Vektoren kön<text:span text:style-name="T3">nen nur nach hinten erweitert werden, Deques nach vorne und hinten und Listen an jeder Position. Außerdem gibt es bei arrays, Vektoren und Deques den wahlfreien Zugriff, bei Listen nicht.</text:span></text:p>
      <text:h text:style-name="P7" text:outline-level="3">8) Welche Vorteile haben dynamische Container?</text:h>
      <text:p text:style-name="P4">Ihre Größe muss nicht vorab bekannt sein und kann sich während der Laufzeit ändern.</text:p>
      <text:h text:style-name="P7" text:outline-level="3">9) Warum kann ein Vektor nicht als Parameter problemlos an bestimmten Funktionen übergeben werden?</text:h>
      <text:p text:style-name="P4">Weil ein Vektor ein Objekt is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20T16:03:28.409000000</dc:date>
    <meta:editing-duration>PT58M24S</meta:editing-duration>
    <meta:editing-cycles>3</meta:editing-cycles>
    <meta:document-statistic meta:table-count="0" meta:image-count="0" meta:object-count="0" meta:page-count="1" meta:paragraph-count="21" meta:word-count="225" meta:character-count="1492" meta:non-whitespace-character-count="1287"/>
  </office:meta>
</office:document-meta>
</file>